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87287" officeooo:paragraph-rsid="0015778f"/>
    </style:style>
    <style:style style:name="P2" style:family="paragraph" style:parent-style-name="Text_20_body">
      <style:text-properties fo:font-size="14pt" officeooo:rsid="003201e5" officeooo:paragraph-rsid="0015778f" style:font-size-asian="14pt" style:font-size-complex="14pt"/>
    </style:style>
    <style:style style:name="P3" style:family="paragraph" style:parent-style-name="Text_20_body">
      <style:text-properties fo:font-size="14pt" officeooo:rsid="003201e5" officeooo:paragraph-rsid="00560c99" style:font-size-asian="14pt" style:font-size-complex="14pt"/>
    </style:style>
    <style:style style:name="P4" style:family="paragraph" style:parent-style-name="Text_20_body">
      <style:text-properties fo:font-size="14pt" fo:font-weight="normal" officeooo:rsid="005f5cb7" officeooo:paragraph-rsid="00560c99" style:font-size-asian="14pt" style:font-weight-asian="normal" style:font-size-complex="14pt" style:font-weight-complex="normal"/>
    </style:style>
    <style:style style:name="P5" style:family="paragraph" style:parent-style-name="Text_20_body">
      <style:text-properties officeooo:rsid="005f5cb7" officeooo:paragraph-rsid="005f5cb7"/>
    </style:style>
    <style:style style:name="P6" style:family="paragraph" style:parent-style-name="Text_20_body">
      <style:text-properties officeooo:rsid="005fa169" officeooo:paragraph-rsid="005fa169"/>
    </style:style>
    <style:style style:name="P7" style:family="paragraph" style:parent-style-name="Text_20_body">
      <style:text-properties officeooo:rsid="00621ca6" officeooo:paragraph-rsid="00621ca6"/>
    </style:style>
    <style:style style:name="P8" style:family="paragraph" style:parent-style-name="Text_20_body">
      <style:text-properties officeooo:rsid="006b1203" officeooo:paragraph-rsid="006b1203"/>
    </style:style>
    <style:style style:name="P9" style:family="paragraph" style:parent-style-name="Text_20_body">
      <style:text-properties officeooo:rsid="006b1203" officeooo:paragraph-rsid="007009da"/>
    </style:style>
    <style:style style:name="P10" style:family="paragraph" style:parent-style-name="Text_20_body">
      <style:text-properties officeooo:rsid="006b1203" officeooo:paragraph-rsid="00766286"/>
    </style:style>
    <style:style style:name="P11" style:family="paragraph" style:parent-style-name="Text_20_body">
      <style:text-properties officeooo:rsid="007009da" officeooo:paragraph-rsid="007009da"/>
    </style:style>
    <style:style style:name="P12" style:family="paragraph" style:parent-style-name="Text_20_body">
      <style:text-properties officeooo:rsid="00621ca6" officeooo:paragraph-rsid="0072b94a"/>
    </style:style>
    <style:style style:name="P13" style:family="paragraph" style:parent-style-name="Text_20_body">
      <style:text-properties officeooo:rsid="00737c32" officeooo:paragraph-rsid="00737c32"/>
    </style:style>
    <style:style style:name="P14" style:family="paragraph" style:parent-style-name="Text_20_body">
      <style:text-properties officeooo:rsid="00766286" officeooo:paragraph-rsid="00766286"/>
    </style:style>
    <style:style style:name="P15" style:family="paragraph" style:parent-style-name="Text_20_body">
      <style:text-properties officeooo:rsid="00766286" officeooo:paragraph-rsid="0076fee0"/>
    </style:style>
    <style:style style:name="P16" style:family="paragraph" style:parent-style-name="Text_20_body">
      <style:text-properties officeooo:rsid="007833c6" officeooo:paragraph-rsid="007833c6"/>
    </style:style>
    <style:style style:name="P17" style:family="paragraph" style:parent-style-name="Text_20_body">
      <style:text-properties officeooo:rsid="007b0f5b" officeooo:paragraph-rsid="007b0f5b"/>
    </style:style>
    <style:style style:name="P18" style:family="paragraph" style:parent-style-name="Text_20_body">
      <style:text-properties officeooo:rsid="007dee44" officeooo:paragraph-rsid="007dee44"/>
    </style:style>
    <style:style style:name="P19" style:family="paragraph" style:parent-style-name="Heading_20_1">
      <style:text-properties officeooo:rsid="005117eb" officeooo:paragraph-rsid="005117eb"/>
    </style:style>
    <style:style style:name="T1" style:family="text">
      <style:text-properties fo:font-weight="bold" style:font-weight-asian="bold" style:font-weight-complex="bold"/>
    </style:style>
    <style:style style:name="T2" style:family="text">
      <style:text-properties fo:font-weight="bold" officeooo:rsid="00542a2c" style:font-weight-asian="bold" style:font-weight-complex="bold"/>
    </style:style>
    <style:style style:name="T3" style:family="text">
      <style:text-properties fo:font-weight="bold" officeooo:rsid="00560c99" style:font-weight-asian="bold" style:font-weight-complex="bold"/>
    </style:style>
    <style:style style:name="T4" style:family="text">
      <style:text-properties fo:font-weight="bold" officeooo:rsid="0076fee0" style:font-weight-asian="bold" style:font-weight-complex="bold"/>
    </style:style>
    <style:style style:name="T5" style:family="text">
      <style:text-properties fo:font-weight="normal" officeooo:rsid="00560c99" style:font-weight-asian="normal" style:font-weight-complex="normal"/>
    </style:style>
    <style:style style:name="T6" style:family="text">
      <style:text-properties fo:font-weight="normal" officeooo:rsid="0057011c" style:font-weight-asian="normal" style:font-weight-complex="normal"/>
    </style:style>
    <style:style style:name="T7" style:family="text">
      <style:text-properties fo:font-weight="normal" officeooo:rsid="005e2361" style:font-weight-asian="normal" style:font-weight-complex="normal"/>
    </style:style>
    <style:style style:name="T8" style:family="text">
      <style:text-properties fo:font-weight="normal" officeooo:rsid="005f5cb7" style:font-weight-asian="normal" style:font-weight-complex="normal"/>
    </style:style>
    <style:style style:name="T9" style:family="text">
      <style:text-properties fo:font-weight="normal" officeooo:rsid="005f5cb7" fo:background-color="#fff200" loext:char-shading-value="0" style:font-weight-asian="normal" style:font-weight-complex="normal"/>
    </style:style>
    <style:style style:name="T10" style:family="text">
      <style:text-properties officeooo:rsid="005117eb"/>
    </style:style>
    <style:style style:name="T11" style:family="text">
      <style:text-properties officeooo:rsid="00560c99"/>
    </style:style>
    <style:style style:name="T12" style:family="text">
      <style:text-properties officeooo:rsid="00560c99" fo:background-color="#fff200" loext:char-shading-value="0"/>
    </style:style>
    <style:style style:name="T13" style:family="text">
      <style:text-properties officeooo:rsid="005e2361" fo:background-color="#fff200" loext:char-shading-value="0"/>
    </style:style>
    <style:style style:name="T14" style:family="text">
      <style:text-properties officeooo:rsid="005f7480"/>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officeooo:rsid="005fa169"/>
    </style:style>
    <style:style style:name="T17" style:family="text">
      <style:text-properties officeooo:rsid="00605619"/>
    </style:style>
    <style:style style:name="T18" style:family="text">
      <style:text-properties officeooo:rsid="006200e8"/>
    </style:style>
    <style:style style:name="T19" style:family="text">
      <style:text-properties officeooo:rsid="006d1f54"/>
    </style:style>
    <style:style style:name="T20" style:family="text">
      <style:text-properties officeooo:rsid="007009da"/>
    </style:style>
    <style:style style:name="T21" style:family="text">
      <style:text-properties officeooo:rsid="00737c32"/>
    </style:style>
    <style:style style:name="T22" style:family="text">
      <style:text-properties officeooo:rsid="0076fee0"/>
    </style:style>
    <style:style style:name="T23" style:family="text">
      <style:text-properties officeooo:rsid="007dee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Fundamentos físicos</text:h>
      <text:p text:style-name="P1"/>
      <text:p text:style-name="P2"><text:span text:style-name="T1">1)</text:span> Buen día, <text:span text:style-name="T10">Hoy hablaremos de los fundamentos físicos básicos empleados en teledetección.</text:span></text:p>
      <text:p text:style-name="P3"><text:span text:style-name="T2">2</text:span><text:span text:style-name="T1">)</text:span> <text:span text:style-name="T11">En la clase pasada vimos que la radiación electromagnética emitida por el sol interactua con la atmosfera y la superficie terrestre, para luego ser sensada en la plataforma satelital. </text:span><text:span text:style-name="T12">Ahora nos centraremos en comprender esa </text:span><text:span text:style-name="T13">radiación</text:span><text:span text:style-name="T12">:</text:span></text:p>
      <text:p text:style-name="P3"><text:span text:style-name="T3">3</text:span><text:span text:style-name="T1">) </text:span><text:span text:style-name="T5">Nos referiremos a </text:span><text:span text:style-name="T7">radiación</text:span><text:span text:style-name="T5"> electromagnética a toda la energia que se mueve a la velocidad de la luz en una onda de propagación armónica, </text:span><text:span text:style-name="T6">con una amplitud A, longitud lambda y frecuencia f</text:span><text:span text:style-name="T7">. Las ondas con mayor longitud de onda tendrán menor frecuencia, por lo tanto tendrán menos energía y viceversa. Por lo tanto, podremos clasificar las diferentes ondas</text:span><text:span text:style-name="T8"> </text:span><text:span text:style-name="T7">en función de su longitud. </text:span><text:span text:style-name="T9">Esto será de gran utilidad dado que la superficie terrestre interactua de manera diferente con cada onda de acuerdo a su longitud.</text:span></text:p>
      <text:p text:style-name="P4"/>
      <text:p text:style-name="P5"><text:span text:style-name="T15">4) </text:span><text:span text:style-name="T14">En el siguiente grafico, vemos tres ondas correspondientes al espectro visible al que nuestros ojos está familiarizado. </text:span>La longitud de onda correspondiente a los 655 nanómetros <text:span text:style-name="T14">pertenece al </text:span>color rojo <text:span text:style-name="T16">en tanto que al color verde le corresponden los 560 nm y al azul los 480 nm. Sin embargo, el espectro visible es sólo una parte del espectro electromagnético. </text:span></text:p>
      <text:p text:style-name="P6">5) A valores de longitud de onda inferiores a los 480 nm se encuentra la radiación ultravioleta <text:span text:style-name="T18">y, a</text:span> medida que disminuye la longitud de onda (es decir, aumenta la frecuencia) <text:s/>aparecen los rayos x y rayos gamma de alta energía. Por <text:s/>encima de los 700 nm se encuentra la radiación infrarroja. A medida que aumenta la longitud de onda encontraremos las microondas y las ondas de radio. <text:span text:style-name="T17">A pesar de que nuestros ojos sólo pueden sensar en el visible, si es posible fabricar sensores que permiten sensar en otras zonas del espectro electromagético en función de las interacciones que puedan tener con la superficie terrestre. Por ejemplo si algún mineral refleja en el infrarrojo una parte de la radiación incidente, será de utilidad medir en esa zona del espectro. Ver si agregamos lo del optico-termico, etc.</text:span></text:p>
      <text:p text:style-name="P6"/>
      <text:p text:style-name="P12"><text:span text:style-name="T21">6) Si bien hasta ahora hablamos de radiacion electromagnética en términos generales, específicamente los sensores miden la energía como el flujo de radiacion que refleja un área de superficie terrestre en determinada dirección y con un determinado angulo sólido. De manera coloquial podriamos definirlo como el “cono de flujo de radiacion que recibe el sensor a partir de un area determinada”. Esta magnitud física es la que definimos como radiancia y sus unidades son Watt que define la intensidad, metro cuadrado el area y ster radian el angulo sólido que mide al cual adquiere el sensor. Cabe destacar que la radiancia depende de las características fisico-químicas del objeto y el ángulo reflejado, no de la fuente de iluminación.</text:span></text:p>
      <text:p text:style-name="P7"/>
      <text:p text:style-name="P10">7-<text:span text:style-name="T20">8</text:span>) <text:span text:style-name="T19">Ahora nos centraremos en las interacciones que ocurren entre la radiación electromagnética y la superficie terrestre y la atmósfera. Al incidir un rayo de luz sobre la superficie terrestre y la atmósfera pueden ocurrir tres fenómenos. La luz puede ser trasnmitida, como en el caso de un </text:span><text:soft-page-break/><text:span text:style-name="T19">vidrio o superficie trasnsparente, aunque también puede ser la hoja de una planta o una tela. Puede ser reflejada, por ejemplo una pared blanca o un espejo. O la luz puede ser absorbida, como en el caso de un cuerpo que observamos de color negro o una nube.</text:span></text:p>
      <text:p text:style-name="P14"><text:span text:style-name="T23">Describiremos matemáticamente </text:span>estos conceptos de la siguiente manera:</text:p>
      <text:p text:style-name="P14"><text:span text:style-name="T22">Al cociente entre la <text:s/>radiancia incidente y la radiancia transmitida por el cuerpo lo definimos como </text:span><text:span text:style-name="T4">trasnmitancia</text:span><text:span text:style-name="T22">. Esto es la radiancia que atraviesa el objeto, dividio la radiancia incidente de la fuente.</text:span></text:p>
      <text:p text:style-name="P15"><text:span text:style-name="T22">Al cociente entre la <text:s/>radiancia incidente y la radiancia absorbida por el cuerpo lo definimos como </text:span><text:span text:style-name="T4">absorbancia</text:span><text:span text:style-name="T22">. Esto es la radiancia que absorve el objeto, dividio la radiancia incidente de la fuente. Cuando un cuerpo absorbe radiacion, esta radiacion se convierte en otras formas de energía que luego son emitidas por el mismo cuerpo.</text:span></text:p>
      <text:p text:style-name="P16">Finalmente, el cociente entre la radiancia incidente y la radiancia reflejada por el cuerpo, lo definiremos como Reflectancia. Esto es la radiancia que refleja el objeto, dividido la radiancia incidente. </text:p>
      <text:p text:style-name="P17">Por principio de conservacion de la energia, la sumatoria de transmitancia, absorbancia y reflectancia deben ser igual a la proporcion total de la energía incidente. Es decir <text:s/>igual a 1. </text:p>
      <text:p text:style-name="P18">Cabe destacar que tanto la absorbancia, como la transmitancia son interacciones fundamentales en teledetección y gran parte de la misma se centra en el estudio de su comportamiento. </text:p>
      <text:p text:style-name="P18">En teledeteccion óptica, la reflectancia será la magnitud física más importante ya que la luz sensada por los satélites, será la reflejada por los cuerpos iluminados por el sol. </text:p>
      <text:p text:style-name="P15"/>
      <text:p text:style-name="P15"/>
      <text:p text:style-name="P11">9-10) El segundo caso es la absorbancia y es el proceso en el cual la radiación absorbida es transformada en otras formas de energía. </text:p>
      <text:p text:style-name="P13">11-12)</text:p>
      <text:p text:style-name="P11">Tanto para transmitancia, absorbancia o reflectancia, la radiación incidente será mayor que la transmitda, absorbida o reflejada según el caso. Por lo tanto, e<text:span text:style-name="T19">ste cociente no podrá ser mayor que uno. </text:span></text:p>
      <text:p text:style-name="P11"/>
      <text:p text:style-name="P9"/>
      <text:p text:style-name="P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0:02:23.366783490</meta:creation-date>
    <meta:print-date>2019-01-24T10:03:09.538846085</meta:print-date>
    <dc:date>2019-02-04T16:42:34.881755849</dc:date>
    <meta:editing-duration>PT13H10M34S</meta:editing-duration>
    <meta:editing-cycles>52</meta:editing-cycles>
    <meta:generator>LibreOffice/6.0.6.2$Linux_X86_64 LibreOffice_project/00m0$Build-2</meta:generator>
    <meta:document-statistic meta:table-count="0" meta:image-count="0" meta:object-count="0" meta:page-count="2" meta:paragraph-count="19" meta:word-count="818" meta:character-count="5016" meta:non-whitespace-character-count="4205"/>
  </office:meta>
</office:document-meta>
</file>